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eateData" table:style-name="ta1">
        <table:shapes>
          <draw:frame draw:z-index="0" draw:style-name="gr1" draw:text-style-name="P1" svg:width="300mm" svg:height="198.2mm" svg:x="161.61mm" svg:y="1.94mm">
            <draw:object draw:notify-on-update-of-ranges="createData.A2:createData.A5 createData.A2:createData.A5 createData.E2:createData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STDEV in 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8]+[.B14]+[.B20]+[.B26]+[.B32]+[.B38]+[.B44]+[.B50]+[.B56]+[.B62])/10" office:value-type="float" office:value="0.5612" calcext:value-type="float">
            <text:p>0.5612</text:p>
          </table:table-cell>
          <table:table-cell table:formula="of:=([.C8]+[.C14]+[.C20]+[.C26]+[.C32]+[.C38]+[.C44]+[.C50]+[.C56]+[.C62])/10" office:value-type="float" office:value="1.0135" calcext:value-type="float">
            <text:p>1.0135</text:p>
          </table:table-cell>
          <table:table-cell table:formula="of:=([.D8]+[.D14]+[.D20]+[.D26]+[.D32]+[.D38]+[.D44]+[.D50]+[.D56]+[.D62])/10" office:value-type="float" office:value="0.2558" calcext:value-type="float">
            <text:p>0.2558</text:p>
          </table:table-cell>
          <table:table-cell table:formula="of:=[.C2]+[.D2]" office:value-type="float" office:value="1.2693" calcext:value-type="float">
            <text:p>1.2693</text:p>
          </table:table-cell>
          <table:table-cell table:formula="of:=COM.MICROSOFT.STDEV.P([.E8];[.E14];[.E20];[.E26];[.E32];[.E38];[.E44];[.E50];[.E56];[.E62])" office:value-type="float" office:value="0.0559160978609917" calcext:value-type="float">
            <text:p>0.055916097860992</text:p>
          </table:table-cell>
          <table:table-cell table:formula="of:=([.F2]/[.E2])*100" office:value-type="float" office:value="4.40527045308373" calcext:value-type="float">
            <text:p>4.405270453083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9]+[.B15]+[.B21]+[.B27]+[.B33]+[.B39]+[.B45]+[.B51]+[.B57]+[.B63])/10" office:value-type="float" office:value="5.7595" calcext:value-type="float">
            <text:p>5.7595</text:p>
          </table:table-cell>
          <table:table-cell table:formula="of:=([.C9]+[.C15]+[.C21]+[.C27]+[.C33]+[.C39]+[.C45]+[.C51]+[.C57]+[.C63])/10" office:value-type="float" office:value="9.7219" calcext:value-type="float">
            <text:p>9.7219</text:p>
          </table:table-cell>
          <table:table-cell table:formula="of:=([.D9]+[.D15]+[.D21]+[.D27]+[.D33]+[.D39]+[.D45]+[.D51]+[.D57]+[.D63])/10" office:value-type="float" office:value="2.1303" calcext:value-type="float">
            <text:p>2.1303</text:p>
          </table:table-cell>
          <table:table-cell table:formula="of:=[.C3]+[.D3]" office:value-type="float" office:value="11.8522" calcext:value-type="float">
            <text:p>11.8522</text:p>
          </table:table-cell>
          <table:table-cell table:formula="of:=COM.MICROSOFT.STDEV.P([.E9];[.E15];[.E21];[.E27];[.E33];[.E39];[.E45];[.E51];[.E57];[.E63])" office:value-type="float" office:value="0.0741509271688493" calcext:value-type="float">
            <text:p>0.074150927168849</text:p>
          </table:table-cell>
          <table:table-cell table:formula="of:=([.F3]/[.E3])*100" office:value-type="float" office:value="0.625630070103857" calcext:value-type="float">
            <text:p>0.6256300701038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B10]+[.B16]+[.B22]+[.B28]+[.B34]+[.B40]+[.B46]+[.B52]+[.B58]+[.B64])/10" office:value-type="float" office:value="57.7577" calcext:value-type="float">
            <text:p>57.7577</text:p>
          </table:table-cell>
          <table:table-cell table:formula="of:=([.C10]+[.C16]+[.C22]+[.C28]+[.C34]+[.C40]+[.C46]+[.C52]+[.C58]+[.C64])/10" office:value-type="float" office:value="96.84" calcext:value-type="float">
            <text:p>96.84</text:p>
          </table:table-cell>
          <table:table-cell table:formula="of:=([.D10]+[.D16]+[.D22]+[.D28]+[.D34]+[.D40]+[.D46]+[.D52]+[.D58]+[.D64])/10" office:value-type="float" office:value="20.8013" calcext:value-type="float">
            <text:p>20.8013</text:p>
          </table:table-cell>
          <table:table-cell table:formula="of:=[.C4]+[.D4]" office:value-type="float" office:value="117.6413" calcext:value-type="float">
            <text:p>117.6413</text:p>
          </table:table-cell>
          <table:table-cell table:formula="of:=COM.MICROSOFT.STDEV.P([.E10];[.E16];[.E22];[.E28];[.E34];[.E40];[.E46];[.E52];[.E58];[.E64])" office:value-type="float" office:value="0.147063285697012" calcext:value-type="float">
            <text:p>0.147063285697012</text:p>
          </table:table-cell>
          <table:table-cell table:formula="of:=([.F4]/[.E4])*100" office:value-type="float" office:value="0.125009912077656" calcext:value-type="float">
            <text:p>0.1250099120776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[.B11]+[.B17]+[.B23]+[.B29]+[.B35]+[.B41]+[.B47]+[.B53]+[.B59]+[.B65])/10" office:value-type="float" office:value="573.3844" calcext:value-type="float">
            <text:p>573.3844</text:p>
          </table:table-cell>
          <table:table-cell table:formula="of:=([.C11]+[.C17]+[.C23]+[.C29]+[.C35]+[.C41]+[.C47]+[.C53]+[.C59]+[.C65])/10" office:value-type="float" office:value="971.406" calcext:value-type="float">
            <text:p>971.406</text:p>
          </table:table-cell>
          <table:table-cell table:formula="of:=([.D11]+[.D17]+[.D23]+[.D29]+[.D35]+[.D41]+[.D47]+[.D53]+[.D59]+[.D65])/10" office:value-type="float" office:value="199.5705" calcext:value-type="float">
            <text:p>199.5705</text:p>
          </table:table-cell>
          <table:table-cell table:formula="of:=[.C5]+[.D5]" office:value-type="float" office:value="1170.9765" calcext:value-type="float">
            <text:p>1170.9765</text:p>
          </table:table-cell>
          <table:table-cell table:formula="of:=COM.MICROSOFT.STDEV.P([.E11];[.E17];[.E23];[.E29];[.E35];[.E41];[.E47];[.E53];[.E59];[.E65])" office:value-type="float" office:value="0.98189615031325" calcext:value-type="float">
            <text:p>0.98189615031325</text:p>
          </table:table-cell>
          <table:table-cell table:formula="of:=([.F5]/[.E5])*100" office:value-type="float" office:value="0.083852763083909" calcext:value-type="float">
            <text:p>0.0838527630839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" calcext:value-type="float">
            <text:p>0.46</text:p>
          </table:table-cell>
          <table:table-cell office:value-type="float" office:value="0.963" calcext:value-type="float">
            <text:p>0.963</text:p>
          </table:table-cell>
          <table:table-cell office:value-type="float" office:value="0.207" calcext:value-type="float">
            <text:p>0.207</text:p>
          </table:table-cell>
          <table:table-cell table:formula="of:=[.C8]+[.D8]"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589" calcext:value-type="float">
            <text:p>5.589</text:p>
          </table:table-cell>
          <table:table-cell office:value-type="float" office:value="9.683" calcext:value-type="float">
            <text:p>9.683</text:p>
          </table:table-cell>
          <table:table-cell office:value-type="float" office:value="2.056" calcext:value-type="float">
            <text:p>2.056</text:p>
          </table:table-cell>
          <table:table-cell table:formula="of:=[.C9]+[.D9]" office:value-type="float" office:value="11.739" calcext:value-type="float">
            <text:p>11.73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.308" calcext:value-type="float">
            <text:p>56.308</text:p>
          </table:table-cell>
          <table:table-cell office:value-type="float" office:value="97.345" calcext:value-type="float">
            <text:p>97.345</text:p>
          </table:table-cell>
          <table:table-cell office:value-type="float" office:value="19.891" calcext:value-type="float">
            <text:p>19.891</text:p>
          </table:table-cell>
          <table:table-cell table:formula="of:=[.C10]+[.D10]" office:value-type="float" office:value="117.236" calcext:value-type="float">
            <text:p>117.23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4.802" calcext:value-type="float">
            <text:p>564.802</text:p>
          </table:table-cell>
          <table:table-cell office:value-type="float" office:value="971.639" calcext:value-type="float">
            <text:p>971.639</text:p>
          </table:table-cell>
          <table:table-cell office:value-type="float" office:value="199.608" calcext:value-type="float">
            <text:p>199.608</text:p>
          </table:table-cell>
          <table:table-cell table:formula="of:=[.C11]+[.D11]" office:value-type="float" office:value="1171.247" calcext:value-type="float">
            <text:p>1171.24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float" office:value="1.041" calcext:value-type="float">
            <text:p>1.041</text:p>
          </table:table-cell>
          <table:table-cell office:value-type="float" office:value="0.259" calcext:value-type="float">
            <text:p>0.259</text:p>
          </table:table-cell>
          <table:table-cell table:formula="of:=[.C14]+[.D14]"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714" calcext:value-type="float">
            <text:p>5.714</text:p>
          </table:table-cell>
          <table:table-cell office:value-type="float" office:value="9.625" calcext:value-type="float">
            <text:p>9.625</text:p>
          </table:table-cell>
          <table:table-cell office:value-type="float" office:value="2.095" calcext:value-type="float">
            <text:p>2.095</text:p>
          </table:table-cell>
          <table:table-cell table:formula="of:=[.C15]+[.D15]" office:value-type="float" office:value="11.72" calcext:value-type="float">
            <text:p>11.7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.121" calcext:value-type="float">
            <text:p>59.121</text:p>
          </table:table-cell>
          <table:table-cell office:value-type="float" office:value="96.688" calcext:value-type="float">
            <text:p>96.688</text:p>
          </table:table-cell>
          <table:table-cell office:value-type="float" office:value="20.905" calcext:value-type="float">
            <text:p>20.905</text:p>
          </table:table-cell>
          <table:table-cell table:formula="of:=[.C16]+[.D16]" office:value-type="float" office:value="117.593" calcext:value-type="float">
            <text:p>117.59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94.52" calcext:value-type="float">
            <text:p>594.52</text:p>
          </table:table-cell>
          <table:table-cell office:value-type="float" office:value="971.48" calcext:value-type="float">
            <text:p>971.48</text:p>
          </table:table-cell>
          <table:table-cell office:value-type="float" office:value="199.982" calcext:value-type="float">
            <text:p>199.982</text:p>
          </table:table-cell>
          <table:table-cell table:formula="of:=[.C17]+[.D17]" office:value-type="float" office:value="1171.462" calcext:value-type="float">
            <text:p>1171.46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" calcext:value-type="float">
            <text:p>0.684</text:p>
          </table:table-cell>
          <table:table-cell office:value-type="float" office:value="0.992" calcext:value-type="float">
            <text:p>0.992</text:p>
          </table:table-cell>
          <table:table-cell office:value-type="float" office:value="0.348" calcext:value-type="float">
            <text:p>0.348</text:p>
          </table:table-cell>
          <table:table-cell table:formula="of:=[.C20]+[.D20]" office:value-type="float" office:value="1.3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771" calcext:value-type="float">
            <text:p>5.771</text:p>
          </table:table-cell>
          <table:table-cell office:value-type="float" office:value="9.765" calcext:value-type="float">
            <text:p>9.765</text:p>
          </table:table-cell>
          <table:table-cell office:value-type="float" office:value="2.179" calcext:value-type="float">
            <text:p>2.179</text:p>
          </table:table-cell>
          <table:table-cell table:formula="of:=[.C21]+[.D21]" office:value-type="float" office:value="11.944" calcext:value-type="float">
            <text:p>11.94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102" calcext:value-type="float">
            <text:p>57.102</text:p>
          </table:table-cell>
          <table:table-cell office:value-type="float" office:value="96.742" calcext:value-type="float">
            <text:p>96.742</text:p>
          </table:table-cell>
          <table:table-cell office:value-type="float" office:value="20.983" calcext:value-type="float">
            <text:p>20.983</text:p>
          </table:table-cell>
          <table:table-cell table:formula="of:=[.C22]+[.D22]" office:value-type="float" office:value="117.725" calcext:value-type="float">
            <text:p>117.725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2.493" calcext:value-type="float">
            <text:p>562.493</text:p>
          </table:table-cell>
          <table:table-cell office:value-type="float" office:value="970.568" calcext:value-type="float">
            <text:p>970.568</text:p>
          </table:table-cell>
          <table:table-cell office:value-type="float" office:value="200.892" calcext:value-type="float">
            <text:p>200.892</text:p>
          </table:table-cell>
          <table:table-cell table:formula="of:=[.C23]+[.D23]" office:value-type="float" office:value="1171.46" calcext:value-type="float">
            <text:p>1171.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2" calcext:value-type="float">
            <text:p>0.512</text:p>
          </table:table-cell>
          <table:table-cell office:value-type="float" office:value="0.989" calcext:value-type="float">
            <text:p>0.989</text:p>
          </table:table-cell>
          <table:table-cell office:value-type="float" office:value="0.218" calcext:value-type="float">
            <text:p>0.218</text:p>
          </table:table-cell>
          <table:table-cell table:formula="of:=[.C26]+[.D26]" office:value-type="float" office:value="1.207" calcext:value-type="float">
            <text:p>1.2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909" calcext:value-type="float">
            <text:p>5.909</text:p>
          </table:table-cell>
          <table:table-cell office:value-type="float" office:value="9.8" calcext:value-type="float">
            <text:p>9.8</text:p>
          </table:table-cell>
          <table:table-cell office:value-type="float" office:value="2.119" calcext:value-type="float">
            <text:p>2.119</text:p>
          </table:table-cell>
          <table:table-cell table:formula="of:=[.C27]+[.D27]" office:value-type="float" office:value="11.919" calcext:value-type="float">
            <text:p>11.9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718" calcext:value-type="float">
            <text:p>57.718</text:p>
          </table:table-cell>
          <table:table-cell office:value-type="float" office:value="96.644" calcext:value-type="float">
            <text:p>96.644</text:p>
          </table:table-cell>
          <table:table-cell office:value-type="float" office:value="20.946" calcext:value-type="float">
            <text:p>20.946</text:p>
          </table:table-cell>
          <table:table-cell table:formula="of:=[.C28]+[.D28]" office:value-type="float" office:value="117.59" calcext:value-type="float">
            <text:p>117.59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6.321" calcext:value-type="float">
            <text:p>566.321</text:p>
          </table:table-cell>
          <table:table-cell office:value-type="float" office:value="972.168" calcext:value-type="float">
            <text:p>972.168</text:p>
          </table:table-cell>
          <table:table-cell office:value-type="float" office:value="199.45" calcext:value-type="float">
            <text:p>199.45</text:p>
          </table:table-cell>
          <table:table-cell table:formula="of:=[.C29]+[.D29]" office:value-type="float" office:value="1171.618" calcext:value-type="float">
            <text:p>1171.61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3" calcext:value-type="float">
            <text:p>0.513</text:p>
          </table:table-cell>
          <table:table-cell office:value-type="float" office:value="1.028" calcext:value-type="float">
            <text:p>1.028</text:p>
          </table:table-cell>
          <table:table-cell office:value-type="float" office:value="0.254" calcext:value-type="float">
            <text:p>0.254</text:p>
          </table:table-cell>
          <table:table-cell table:formula="of:=[.C32]+[.D32]" office:value-type="float" office:value="1.282" calcext:value-type="float">
            <text:p>1.28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806" calcext:value-type="float">
            <text:p>5.806</text:p>
          </table:table-cell>
          <table:table-cell office:value-type="float" office:value="9.721" calcext:value-type="float">
            <text:p>9.721</text:p>
          </table:table-cell>
          <table:table-cell office:value-type="float" office:value="2.171" calcext:value-type="float">
            <text:p>2.171</text:p>
          </table:table-cell>
          <table:table-cell table:formula="of:=[.C33]+[.D33]" office:value-type="float" office:value="11.892" calcext:value-type="float">
            <text:p>11.89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.891" calcext:value-type="float">
            <text:p>58.891</text:p>
          </table:table-cell>
          <table:table-cell office:value-type="float" office:value="96.691" calcext:value-type="float">
            <text:p>96.691</text:p>
          </table:table-cell>
          <table:table-cell office:value-type="float" office:value="20.952" calcext:value-type="float">
            <text:p>20.952</text:p>
          </table:table-cell>
          <table:table-cell table:formula="of:=[.C34]+[.D34]" office:value-type="float" office:value="117.643" calcext:value-type="float">
            <text:p>117.64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84.126" calcext:value-type="float">
            <text:p>584.126</text:p>
          </table:table-cell>
          <table:table-cell office:value-type="float" office:value="972.138" calcext:value-type="float">
            <text:p>972.138</text:p>
          </table:table-cell>
          <table:table-cell office:value-type="float" office:value="198.462" calcext:value-type="float">
            <text:p>198.462</text:p>
          </table:table-cell>
          <table:table-cell table:formula="of:=[.C35]+[.D35]" office:value-type="float" office:value="1170.6" calcext:value-type="float">
            <text:p>1170.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7" calcext:value-type="float">
            <text:p>0.607</text:p>
          </table:table-cell>
          <table:table-cell office:value-type="float" office:value="0.997" calcext:value-type="float">
            <text:p>0.997</text:p>
          </table:table-cell>
          <table:table-cell office:value-type="float" office:value="0.245" calcext:value-type="float">
            <text:p>0.245</text:p>
          </table:table-cell>
          <table:table-cell table:formula="of:=[.C38]+[.D38]" office:value-type="float" office:value="1.242" calcext:value-type="float">
            <text:p>1.2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815" calcext:value-type="float">
            <text:p>5.815</text:p>
          </table:table-cell>
          <table:table-cell office:value-type="float" office:value="9.755" calcext:value-type="float">
            <text:p>9.755</text:p>
          </table:table-cell>
          <table:table-cell office:value-type="float" office:value="2.124" calcext:value-type="float">
            <text:p>2.124</text:p>
          </table:table-cell>
          <table:table-cell table:formula="of:=[.C39]+[.D39]" office:value-type="float" office:value="11.879" calcext:value-type="float">
            <text:p>11.8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82" calcext:value-type="float">
            <text:p>57.982</text:p>
          </table:table-cell>
          <table:table-cell office:value-type="float" office:value="96.92" calcext:value-type="float">
            <text:p>96.92</text:p>
          </table:table-cell>
          <table:table-cell office:value-type="float" office:value="20.786" calcext:value-type="float">
            <text:p>20.786</text:p>
          </table:table-cell>
          <table:table-cell table:formula="of:=[.C40]+[.D40]" office:value-type="float" office:value="117.706" calcext:value-type="float">
            <text:p>117.70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73.816" calcext:value-type="float">
            <text:p>573.816</text:p>
          </table:table-cell>
          <table:table-cell office:value-type="float" office:value="971.134" calcext:value-type="float">
            <text:p>971.134</text:p>
          </table:table-cell>
          <table:table-cell office:value-type="float" office:value="199.608" calcext:value-type="float">
            <text:p>199.608</text:p>
          </table:table-cell>
          <table:table-cell table:formula="of:=[.C41]+[.D41]" office:value-type="float" office:value="1170.742" calcext:value-type="float">
            <text:p>1170.74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3" calcext:value-type="float">
            <text:p>0.583</text:p>
          </table:table-cell>
          <table:table-cell office:value-type="float" office:value="1.022" calcext:value-type="float">
            <text:p>1.022</text:p>
          </table:table-cell>
          <table:table-cell office:value-type="float" office:value="0.208" calcext:value-type="float">
            <text:p>0.208</text:p>
          </table:table-cell>
          <table:table-cell table:formula="of:=[.C44]+[.D44]"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817" calcext:value-type="float">
            <text:p>5.817</text:p>
          </table:table-cell>
          <table:table-cell office:value-type="float" office:value="9.673" calcext:value-type="float">
            <text:p>9.673</text:p>
          </table:table-cell>
          <table:table-cell office:value-type="float" office:value="2.251" calcext:value-type="float">
            <text:p>2.251</text:p>
          </table:table-cell>
          <table:table-cell table:formula="of:=[.C45]+[.D45]" office:value-type="float" office:value="11.924" calcext:value-type="float">
            <text:p>11.9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56" calcext:value-type="float">
            <text:p>57.56</text:p>
          </table:table-cell>
          <table:table-cell office:value-type="float" office:value="96.748" calcext:value-type="float">
            <text:p>96.748</text:p>
          </table:table-cell>
          <table:table-cell office:value-type="float" office:value="20.969" calcext:value-type="float">
            <text:p>20.969</text:p>
          </table:table-cell>
          <table:table-cell table:formula="of:=[.C46]+[.D46]" office:value-type="float" office:value="117.717" calcext:value-type="float">
            <text:p>117.71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78.452" calcext:value-type="float">
            <text:p>578.452</text:p>
          </table:table-cell>
          <table:table-cell office:value-type="float" office:value="972.482" calcext:value-type="float">
            <text:p>972.482</text:p>
          </table:table-cell>
          <table:table-cell office:value-type="float" office:value="200.2" calcext:value-type="float">
            <text:p>200.2</text:p>
          </table:table-cell>
          <table:table-cell table:formula="of:=[.C47]+[.D47]" office:value-type="float" office:value="1172.682" calcext:value-type="float">
            <text:p>1172.68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5" calcext:value-type="float">
            <text:p>0.585</text:p>
          </table:table-cell>
          <table:table-cell office:value-type="float" office:value="1.064" calcext:value-type="float">
            <text:p>1.064</text:p>
          </table:table-cell>
          <table:table-cell office:value-type="float" office:value="0.281" calcext:value-type="float">
            <text:p>0.281</text:p>
          </table:table-cell>
          <table:table-cell table:formula="of:=[.C50]+[.D50]" office:value-type="float" office:value="1.345" calcext:value-type="float">
            <text:p>1.34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734" calcext:value-type="float">
            <text:p>5.734</text:p>
          </table:table-cell>
          <table:table-cell office:value-type="float" office:value="9.766" calcext:value-type="float">
            <text:p>9.766</text:p>
          </table:table-cell>
          <table:table-cell office:value-type="float" office:value="2.106" calcext:value-type="float">
            <text:p>2.106</text:p>
          </table:table-cell>
          <table:table-cell table:formula="of:=[.C51]+[.D51]" office:value-type="float" office:value="11.872" calcext:value-type="float">
            <text:p>11.87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743" calcext:value-type="float">
            <text:p>57.743</text:p>
          </table:table-cell>
          <table:table-cell office:value-type="float" office:value="96.854" calcext:value-type="float">
            <text:p>96.854</text:p>
          </table:table-cell>
          <table:table-cell office:value-type="float" office:value="20.916" calcext:value-type="float">
            <text:p>20.916</text:p>
          </table:table-cell>
          <table:table-cell table:formula="of:=[.C52]+[.D52]" office:value-type="float" office:value="117.77" calcext:value-type="float">
            <text:p>117.7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81.02" calcext:value-type="float">
            <text:p>581.02</text:p>
          </table:table-cell>
          <table:table-cell office:value-type="float" office:value="970.35" calcext:value-type="float">
            <text:p>970.35</text:p>
          </table:table-cell>
          <table:table-cell office:value-type="float" office:value="198.657" calcext:value-type="float">
            <text:p>198.657</text:p>
          </table:table-cell>
          <table:table-cell table:formula="of:=[.C53]+[.D53]" office:value-type="float" office:value="1169.007" calcext:value-type="float">
            <text:p>1169.00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4" calcext:value-type="float">
            <text:p>0.574</text:p>
          </table:table-cell>
          <table:table-cell office:value-type="float" office:value="1.002" calcext:value-type="float">
            <text:p>1.002</text:p>
          </table:table-cell>
          <table:table-cell office:value-type="float" office:value="0.25" calcext:value-type="float">
            <text:p>0.25</text:p>
          </table:table-cell>
          <table:table-cell table:formula="of:=[.C56]+[.D56]" office:value-type="float" office:value="1.252" calcext:value-type="float">
            <text:p>1.25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713" calcext:value-type="float">
            <text:p>5.713</text:p>
          </table:table-cell>
          <table:table-cell office:value-type="float" office:value="9.779" calcext:value-type="float">
            <text:p>9.779</text:p>
          </table:table-cell>
          <table:table-cell office:value-type="float" office:value="2.064" calcext:value-type="float">
            <text:p>2.064</text:p>
          </table:table-cell>
          <table:table-cell table:formula="of:=[.C57]+[.D57]" office:value-type="float" office:value="11.843" calcext:value-type="float">
            <text:p>11.84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499" calcext:value-type="float">
            <text:p>57.499</text:p>
          </table:table-cell>
          <table:table-cell office:value-type="float" office:value="96.83" calcext:value-type="float">
            <text:p>96.83</text:p>
          </table:table-cell>
          <table:table-cell office:value-type="float" office:value="20.853" calcext:value-type="float">
            <text:p>20.853</text:p>
          </table:table-cell>
          <table:table-cell table:formula="of:=[.C58]+[.D58]" office:value-type="float" office:value="117.683" calcext:value-type="float">
            <text:p>117.68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4.802" calcext:value-type="float">
            <text:p>564.802</text:p>
          </table:table-cell>
          <table:table-cell office:value-type="float" office:value="971.639" calcext:value-type="float">
            <text:p>971.639</text:p>
          </table:table-cell>
          <table:table-cell office:value-type="float" office:value="199.608" calcext:value-type="float">
            <text:p>199.608</text:p>
          </table:table-cell>
          <table:table-cell table:formula="of:=[.C59]+[.D59]" office:value-type="float" office:value="1171.247" calcext:value-type="float">
            <text:p>1171.24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4" calcext:value-type="float">
            <text:p>0.514</text:p>
          </table:table-cell>
          <table:table-cell office:value-type="float" office:value="1.037" calcext:value-type="float">
            <text:p>1.037</text:p>
          </table:table-cell>
          <table:table-cell office:value-type="float" office:value="0.288" calcext:value-type="float">
            <text:p>0.288</text:p>
          </table:table-cell>
          <table:table-cell table:formula="of:=[.C62]+[.D62]" office:value-type="float" office:value="1.325" calcext:value-type="float">
            <text:p>1.3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727" calcext:value-type="float">
            <text:p>5.727</text:p>
          </table:table-cell>
          <table:table-cell office:value-type="float" office:value="9.652" calcext:value-type="float">
            <text:p>9.652</text:p>
          </table:table-cell>
          <table:table-cell office:value-type="float" office:value="2.138" calcext:value-type="float">
            <text:p>2.138</text:p>
          </table:table-cell>
          <table:table-cell table:formula="of:=[.C63]+[.D63]" office:value-type="float" office:value="11.79" calcext:value-type="float">
            <text:p>11.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653" calcext:value-type="float">
            <text:p>57.653</text:p>
          </table:table-cell>
          <table:table-cell office:value-type="float" office:value="96.938" calcext:value-type="float">
            <text:p>96.938</text:p>
          </table:table-cell>
          <table:table-cell office:value-type="float" office:value="20.812" calcext:value-type="float">
            <text:p>20.812</text:p>
          </table:table-cell>
          <table:table-cell table:formula="of:=[.C64]+[.D64]" office:value-type="float" office:value="117.75" calcext:value-type="float">
            <text:p>117.75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3.492" calcext:value-type="float">
            <text:p>563.492</text:p>
          </table:table-cell>
          <table:table-cell office:value-type="float" office:value="970.462" calcext:value-type="float">
            <text:p>970.462</text:p>
          </table:table-cell>
          <table:table-cell office:value-type="float" office:value="199.238" calcext:value-type="float">
            <text:p>199.238</text:p>
          </table:table-cell>
          <table:table-cell table:formula="of:=[.C65]+[.D65]" office:value-type="float" office:value="1169.7" calcext:value-type="float">
            <text:p>1169.7</text:p>
          </table:table-cell>
          <table:table-cell table:number-columns-repeated="2"/>
        </table:table-row>
      </table:table>
      <table:table table:name="createDataAds" table:style-name="ta1">
        <table:shapes>
          <draw:frame draw:z-index="0" draw:style-name="gr1" draw:text-style-name="P1" svg:width="300mm" svg:height="198.2mm" svg:x="168.23mm" svg:y="4.76mm">
            <draw:object draw:notify-on-update-of-ranges="createDataAds.A2:createDataAds.A5 createDataAds.A2:createDataAds.A5 createDataAds.E2:createDataAds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STDEV in 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8]+[.B14]+[.B20]+[.B26]+[.B32]+[.B38]+[.B44]+[.B50]+[.B56]+[.B62])/10" office:value-type="float" office:value="0.5075" calcext:value-type="float">
            <text:p>0.5075</text:p>
          </table:table-cell>
          <table:table-cell table:formula="of:=([.C8]+[.C14]+[.C20]+[.C26]+[.C32]+[.C38]+[.C44]+[.C50]+[.C56]+[.C62])/10" office:value-type="float" office:value="1.0422" calcext:value-type="float">
            <text:p>1.0422</text:p>
          </table:table-cell>
          <table:table-cell table:formula="of:=([.D8]+[.D14]+[.D20]+[.D26]+[.D32]+[.D38]+[.D44]+[.D50]+[.D56]+[.D62])/10" office:value-type="float" office:value="0.2129" calcext:value-type="float">
            <text:p>0.2129</text:p>
          </table:table-cell>
          <table:table-cell table:formula="of:=[.C2]+[.D2]" office:value-type="float" office:value="1.2551" calcext:value-type="float">
            <text:p>1.2551</text:p>
          </table:table-cell>
          <table:table-cell table:formula="of:=COM.MICROSOFT.STDEV.P([.E8];[.E14];[.E20];[.E26];[.E32];[.E38];[.E44];[.E50];[.E56];[.E62])" office:value-type="float" office:value="0.0247283238412959" calcext:value-type="float">
            <text:p>0.024728323841296</text:p>
          </table:table-cell>
          <table:table-cell table:formula="of:=([.F2]/[.E2])*100" office:value-type="float" office:value="1.97022737959492" calcext:value-type="float">
            <text:p>1.970227379594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9]+[.B15]+[.B21]+[.B27]+[.B33]+[.B39]+[.B45]+[.B51]+[.B57]+[.B63])/10" office:value-type="float" office:value="0.6845" calcext:value-type="float">
            <text:p>0.6845</text:p>
          </table:table-cell>
          <table:table-cell table:formula="of:=([.C9]+[.C15]+[.C21]+[.C27]+[.C33]+[.C39]+[.C45]+[.C51]+[.C57]+[.C63])/10" office:value-type="float" office:value="1.0495" calcext:value-type="float">
            <text:p>1.0495</text:p>
          </table:table-cell>
          <table:table-cell table:formula="of:=([.D9]+[.D15]+[.D21]+[.D27]+[.D33]+[.D39]+[.D45]+[.D51]+[.D57]+[.D63])/10" office:value-type="float" office:value="0.2151" calcext:value-type="float">
            <text:p>0.2151</text:p>
          </table:table-cell>
          <table:table-cell table:formula="of:=[.C3]+[.D3]" office:value-type="float" office:value="1.2646" calcext:value-type="float">
            <text:p>1.2646</text:p>
          </table:table-cell>
          <table:table-cell table:formula="of:=COM.MICROSOFT.STDEV.P([.E9];[.E15];[.E21];[.E27];[.E33];[.E39];[.E45];[.E51];[.E57];[.E63])" office:value-type="float" office:value="3.7938" calcext:value-type="float">
            <text:p>3.7938</text:p>
          </table:table-cell>
          <table:table-cell table:formula="of:=([.F3]/[.E3])*1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B10]+[.B16]+[.B22]+[.B28]+[.B34]+[.B40]+[.B46]+[.B52]+[.B58]+[.B64])/10" office:value-type="float" office:value="6.937" calcext:value-type="float">
            <text:p>6.937</text:p>
          </table:table-cell>
          <table:table-cell table:formula="of:=([.C10]+[.C16]+[.C22]+[.C28]+[.C34]+[.C40]+[.C46]+[.C52]+[.C58]+[.C64])/10" office:value-type="float" office:value="10.5257" calcext:value-type="float">
            <text:p>10.5257</text:p>
          </table:table-cell>
          <table:table-cell table:formula="of:=([.D10]+[.D16]+[.D22]+[.D28]+[.D34]+[.D40]+[.D46]+[.D52]+[.D58]+[.D64])/10" office:value-type="float" office:value="2.1263" calcext:value-type="float">
            <text:p>2.1263</text:p>
          </table:table-cell>
          <table:table-cell table:formula="of:=[.C4]+[.D4]" office:value-type="float" office:value="12.652" calcext:value-type="float">
            <text:p>12.652</text:p>
          </table:table-cell>
          <table:table-cell table:formula="of:=COM.MICROSOFT.STDEV.P([.E10];[.E16];[.E22];[.E28];[.E34];[.E40];[.E46];[.E52];[.E58];[.E64])" office:value-type="float" office:value="37.956" calcext:value-type="float">
            <text:p>37.956</text:p>
          </table:table-cell>
          <table:table-cell table:formula="of:=([.F4]/[.E4])*1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[.B11]+[.B17]+[.B23]+[.B29]+[.B35]+[.B41]+[.B47]+[.B53]+[.B59]+[.B65])/10" office:value-type="float" office:value="683.142" calcext:value-type="float">
            <text:p>683.142</text:p>
          </table:table-cell>
          <table:table-cell table:formula="of:=([.C11]+[.C17]+[.C23]+[.C29]+[.C35]+[.C41]+[.C47]+[.C53]+[.C59]+[.C65])/10" office:value-type="float" office:value="1050.926" calcext:value-type="float">
            <text:p>1050.926</text:p>
          </table:table-cell>
          <table:table-cell table:formula="of:=([.D11]+[.D17]+[.D23]+[.D29]+[.D35]+[.D41]+[.D47]+[.D53]+[.D59]+[.D65])/10" office:value-type="float" office:value="211.82" calcext:value-type="float">
            <text:p>211.82</text:p>
          </table:table-cell>
          <table:table-cell table:formula="of:=[.C5]+[.D5]" office:value-type="float" office:value="1262.746" calcext:value-type="float">
            <text:p>1262.746</text:p>
          </table:table-cell>
          <table:table-cell table:formula="of:=COM.MICROSOFT.STDEV.P([.E11];[.E17];[.E23];[.E29];[.E35];[.E41];[.E47];[.E53];[.E59];[.E65])" office:value-type="float" office:value="0" calcext:value-type="float">
            <text:p>0</text:p>
          </table:table-cell>
          <table:table-cell table:formula="of:=([.F5]/[.E5])*100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4" calcext:value-type="float">
            <text:p>0.724</text:p>
          </table:table-cell>
          <table:table-cell office:value-type="float" office:value="1.092" calcext:value-type="float">
            <text:p>1.092</text:p>
          </table:table-cell>
          <table:table-cell office:value-type="float" office:value="0.231" calcext:value-type="float">
            <text:p>0.231</text:p>
          </table:table-cell>
          <table:table-cell table:formula="of:=[.C8]+[.D8]" office:value-type="float" office:value="1.323" calcext:value-type="float">
            <text:p>1.3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845" calcext:value-type="float">
            <text:p>6.845</text:p>
          </table:table-cell>
          <table:table-cell office:value-type="float" office:value="10.495" calcext:value-type="float">
            <text:p>10.495</text:p>
          </table:table-cell>
          <table:table-cell office:value-type="float" office:value="2.151" calcext:value-type="float">
            <text:p>2.151</text:p>
          </table:table-cell>
          <table:table-cell table:formula="of:=[.C9]+[.D9]" office:value-type="float" office:value="12.646" calcext:value-type="float">
            <text:p>12.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.37" calcext:value-type="float">
            <text:p>69.37</text:p>
          </table:table-cell>
          <table:table-cell office:value-type="float" office:value="105.257" calcext:value-type="float">
            <text:p>105.257</text:p>
          </table:table-cell>
          <table:table-cell office:value-type="float" office:value="21.263" calcext:value-type="float">
            <text:p>21.263</text:p>
          </table:table-cell>
          <table:table-cell table:formula="of:=[.C10]+[.D10]" office:value-type="float" office:value="126.52" calcext:value-type="float">
            <text:p>126.52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11]+[.D11]" office:value-type="float" office:value="1262.746" calcext:value-type="float">
            <text:p>1262.7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2" calcext:value-type="float">
            <text:p>0.492</text:p>
          </table:table-cell>
          <table:table-cell office:value-type="float" office:value="1.034" calcext:value-type="float">
            <text:p>1.034</text:p>
          </table:table-cell>
          <table:table-cell office:value-type="float" office:value="0.213" calcext:value-type="float">
            <text:p>0.213</text:p>
          </table:table-cell>
          <table:table-cell table:formula="of:=[.C14]+[.D14]" office:value-type="float" office:value="1.247" calcext:value-type="float">
            <text:p>1.24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formula="of:=[.C15]+[.D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C16]+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17]+[.D17]" office:value-type="float" office:value="1262.746" calcext:value-type="float">
            <text:p>1262.7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1" calcext:value-type="float">
            <text:p>0.481</text:p>
          </table:table-cell>
          <table:table-cell office:value-type="float" office:value="1.019" calcext:value-type="float">
            <text:p>1.019</text:p>
          </table:table-cell>
          <table:table-cell office:value-type="float" office:value="0.218" calcext:value-type="float">
            <text:p>0.218</text:p>
          </table:table-cell>
          <table:table-cell table:formula="of:=[.C20]+[.D20]" office:value-type="float" office:value="1.237" calcext:value-type="float">
            <text:p>1.23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formula="of:=[.C21]+[.D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C22]+[.D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23]+[.D23]" office:value-type="float" office:value="1262.746" calcext:value-type="float">
            <text:p>1262.7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6" calcext:value-type="float">
            <text:p>0.486</text:p>
          </table:table-cell>
          <table:table-cell office:value-type="float" office:value="1.046" calcext:value-type="float">
            <text:p>1.046</text:p>
          </table:table-cell>
          <table:table-cell office:value-type="float" office:value="0.219" calcext:value-type="float">
            <text:p>0.219</text:p>
          </table:table-cell>
          <table:table-cell table:formula="of:=[.C26]+[.D26]" office:value-type="float" office:value="1.265" calcext:value-type="float">
            <text:p>1.26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formula="of:=[.C27]+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C28]+[.D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29]+[.D29]" office:value-type="float" office:value="1262.746" calcext:value-type="float">
            <text:p>1262.7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9" calcext:value-type="float">
            <text:p>0.479</text:p>
          </table:table-cell>
          <table:table-cell office:value-type="float" office:value="1.032" calcext:value-type="float">
            <text:p>1.032</text:p>
          </table:table-cell>
          <table:table-cell office:value-type="float" office:value="0.21" calcext:value-type="float">
            <text:p>0.21</text:p>
          </table:table-cell>
          <table:table-cell table:formula="of:=[.C32]+[.D32]" office:value-type="float" office:value="1.242" calcext:value-type="float">
            <text:p>1.2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formula="of:=[.C33]+[.D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C34]+[.D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35]+[.D35]" office:value-type="float" office:value="1262.746" calcext:value-type="float">
            <text:p>1262.7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6" calcext:value-type="float">
            <text:p>0.486</text:p>
          </table:table-cell>
          <table:table-cell office:value-type="float" office:value="1.036" calcext:value-type="float">
            <text:p>1.036</text:p>
          </table:table-cell>
          <table:table-cell office:value-type="float" office:value="0.213" calcext:value-type="float">
            <text:p>0.213</text:p>
          </table:table-cell>
          <table:table-cell table:formula="of:=[.C38]+[.D38]" office:value-type="float" office:value="1.249" calcext:value-type="float">
            <text:p>1.24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formula="of:=[.C39]+[.D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C40]+[.D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41]+[.D41]" office:value-type="float" office:value="1262.746" calcext:value-type="float">
            <text:p>1262.7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3" calcext:value-type="float">
            <text:p>0.483</text:p>
          </table:table-cell>
          <table:table-cell office:value-type="float" office:value="1.015" calcext:value-type="float">
            <text:p>1.015</text:p>
          </table:table-cell>
          <table:table-cell office:value-type="float" office:value="0.213" calcext:value-type="float">
            <text:p>0.213</text:p>
          </table:table-cell>
          <table:table-cell table:formula="of:=[.C44]+[.D44]" office:value-type="float" office:value="1.228" calcext:value-type="float">
            <text:p>1.22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formula="of:=[.C45]+[.D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C46]+[.D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47]+[.D47]" office:value-type="float" office:value="1262.746" calcext:value-type="float">
            <text:p>1262.7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4" calcext:value-type="float">
            <text:p>0.484</text:p>
          </table:table-cell>
          <table:table-cell office:value-type="float" office:value="1.047" calcext:value-type="float">
            <text:p>1.047</text:p>
          </table:table-cell>
          <table:table-cell office:value-type="float" office:value="0.206" calcext:value-type="float">
            <text:p>0.206</text:p>
          </table:table-cell>
          <table:table-cell table:formula="of:=[.C50]+[.D50]" office:value-type="float" office:value="1.253" calcext:value-type="float">
            <text:p>1.25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formula="of:=[.C51]+[.D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C52]+[.D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53]+[.D53]" office:value-type="float" office:value="1262.746" calcext:value-type="float">
            <text:p>1262.7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6" calcext:value-type="float">
            <text:p>0.476</text:p>
          </table:table-cell>
          <table:table-cell office:value-type="float" office:value="1.059" calcext:value-type="float">
            <text:p>1.059</text:p>
          </table:table-cell>
          <table:table-cell office:value-type="float" office:value="0.2" calcext:value-type="float">
            <text:p>0.2</text:p>
          </table:table-cell>
          <table:table-cell table:formula="of:=[.C56]+[.D56]" office:value-type="float" office:value="1.259" calcext:value-type="float">
            <text:p>1.25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formula="of:=[.C57]+[.D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C58]+[.D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59]+[.D59]" office:value-type="float" office:value="1262.746" calcext:value-type="float">
            <text:p>1262.7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4" calcext:value-type="float">
            <text:p>0.484</text:p>
          </table:table-cell>
          <table:table-cell office:value-type="float" office:value="1.042" calcext:value-type="float">
            <text:p>1.042</text:p>
          </table:table-cell>
          <table:table-cell office:value-type="float" office:value="0.206" calcext:value-type="float">
            <text:p>0.206</text:p>
          </table:table-cell>
          <table:table-cell table:formula="of:=[.C62]+[.D62]" office:value-type="float" office:value="1.248" calcext:value-type="float">
            <text:p>1.24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formula="of:=[.C63]+[.D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C64]+[.D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65]+[.D65]" office:value-type="float" office:value="1262.746" calcext:value-type="float">
            <text:p>1262.746</text:p>
          </table:table-cell>
          <table:table-cell table:number-columns-repeated="2"/>
        </table:table-row>
      </table:table>
      <table:table table:name="sendTokensFast" table:style-name="ta1">
        <table:shapes>
          <draw:frame draw:z-index="0" draw:style-name="gr1" draw:text-style-name="P1" svg:width="300mm" svg:height="198mm" svg:x="166.86mm" svg:y="7.71mm">
            <draw:object draw:notify-on-update-of-ranges="sendTokensFast.A2:sendTokensFast.A5 sendTokensFast.A2:sendTokensFast.A5 sendTokensFast.E2:sendTokensFast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STDEV in 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8]+[.B14]+[.B20]+[.B26]+[.B32]+[.B38]+[.B44]+[.B50]+[.B56]+[.B62])/10" office:value-type="float" office:value="0.0703" calcext:value-type="float">
            <text:p>0.0703</text:p>
          </table:table-cell>
          <table:table-cell table:formula="of:=([.C8]+[.C14]+[.C20]+[.C26]+[.C32]+[.C38]+[.C44]+[.C50]+[.C56]+[.C62])/10" office:value-type="float" office:value="0.1068" calcext:value-type="float">
            <text:p>0.1068</text:p>
          </table:table-cell>
          <table:table-cell table:formula="of:=([.D8]+[.D14]+[.D20]+[.D26]+[.D32]+[.D38]+[.D44]+[.D50]+[.D56]+[.D62])/10" office:value-type="float" office:value="0.0219" calcext:value-type="float">
            <text:p>0.0219</text:p>
          </table:table-cell>
          <table:table-cell table:formula="of:=[.C2]+[.D2]" office:value-type="float" office:value="0.1287" calcext:value-type="float">
            <text:p>0.1287</text:p>
          </table:table-cell>
          <table:table-cell table:formula="of:=COM.MICROSOFT.STDEV.P([.E8];[.E14];[.E20];[.E26];[.E32];[.E38];[.E44];[.E50];[.E56];[.E62])" office:value-type="float" office:value="0" calcext:value-type="float">
            <text:p>0</text:p>
          </table:table-cell>
          <table:table-cell table:formula="of:=([.F2]/[.E2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9]+[.B15]+[.B21]+[.B27]+[.B33]+[.B39]+[.B45]+[.B51]+[.B57]+[.B63])/10" office:value-type="float" office:value="0.6905" calcext:value-type="float">
            <text:p>0.6905</text:p>
          </table:table-cell>
          <table:table-cell table:formula="of:=([.C9]+[.C15]+[.C21]+[.C27]+[.C33]+[.C39]+[.C45]+[.C51]+[.C57]+[.C63])/10" office:value-type="float" office:value="1.0547" calcext:value-type="float">
            <text:p>1.0547</text:p>
          </table:table-cell>
          <table:table-cell table:formula="of:=([.D9]+[.D15]+[.D21]+[.D27]+[.D33]+[.D39]+[.D45]+[.D51]+[.D57]+[.D63])/10" office:value-type="float" office:value="0.2191" calcext:value-type="float">
            <text:p>0.2191</text:p>
          </table:table-cell>
          <table:table-cell table:formula="of:=[.C3]+[.D3]" office:value-type="float" office:value="1.2738" calcext:value-type="float">
            <text:p>1.2738</text:p>
          </table:table-cell>
          <table:table-cell table:formula="of:=COM.MICROSOFT.STDEV.P([.E9];[.E15];[.E21];[.E27];[.E33];[.E39];[.E45];[.E51];[.E57];[.E63])" office:value-type="float" office:value="0" calcext:value-type="float">
            <text:p>0</text:p>
          </table:table-cell>
          <table:table-cell table:formula="of:=([.F3]/[.E3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B10]+[.B16]+[.B22]+[.B28]+[.B34]+[.B40]+[.B46]+[.B52]+[.B58]+[.B64])/10" office:value-type="float" office:value="6.8821" calcext:value-type="float">
            <text:p>6.8821</text:p>
          </table:table-cell>
          <table:table-cell table:formula="of:=([.C10]+[.C16]+[.C22]+[.C28]+[.C34]+[.C40]+[.C46]+[.C52]+[.C58]+[.C64])/10" office:value-type="float" office:value="10.5199" calcext:value-type="float">
            <text:p>10.5199</text:p>
          </table:table-cell>
          <table:table-cell table:formula="of:=([.D10]+[.D16]+[.D22]+[.D28]+[.D34]+[.D40]+[.D46]+[.D52]+[.D58]+[.D64])/10" office:value-type="float" office:value="2.1311" calcext:value-type="float">
            <text:p>2.1311</text:p>
          </table:table-cell>
          <table:table-cell table:formula="of:=[.C4]+[.D4]" office:value-type="float" office:value="12.651" calcext:value-type="float">
            <text:p>12.651</text:p>
          </table:table-cell>
          <table:table-cell table:formula="of:=COM.MICROSOFT.STDEV.P([.E10];[.E16];[.E22];[.E28];[.E34];[.E40];[.E46];[.E52];[.E58];[.E64])" office:value-type="float" office:value="0" calcext:value-type="float">
            <text:p>0</text:p>
          </table:table-cell>
          <table:table-cell table:formula="of:=([.F4]/[.E4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[.B11]+[.B17]+[.B23]+[.B29]+[.B35]+[.B41]+[.B47]+[.B53]+[.B59]+[.B65])/10" office:value-type="float" office:value="708.4946" calcext:value-type="float">
            <text:p>708.4946</text:p>
          </table:table-cell>
          <table:table-cell table:formula="of:=([.C11]+[.C17]+[.C23]+[.C29]+[.C35]+[.C41]+[.C47]+[.C53]+[.C59]+[.C65])/10" office:value-type="float" office:value="1050.95" calcext:value-type="float">
            <text:p>1050.95</text:p>
          </table:table-cell>
          <table:table-cell table:formula="of:=([.D11]+[.D17]+[.D23]+[.D29]+[.D35]+[.D41]+[.D47]+[.D53]+[.D59]+[.D65])/10" office:value-type="float" office:value="212.1697" calcext:value-type="float">
            <text:p>212.1697</text:p>
          </table:table-cell>
          <table:table-cell table:formula="of:=[.C5]+[.D5]" office:value-type="float" office:value="1263.1197" calcext:value-type="float">
            <text:p>1263.1197</text:p>
          </table:table-cell>
          <table:table-cell table:formula="of:=COM.MICROSOFT.STDEV.P([.E11];[.E17];[.E23];[.E29];[.E35];[.E41];[.E47];[.E53];[.E59];[.E65])" office:value-type="float" office:value="0.00743034319530942" calcext:value-type="float">
            <text:p>0.007430343195309</text:p>
          </table:table-cell>
          <table:table-cell table:formula="of:=([.F5]/[.E5])*100" office:value-type="float" office:value="0.00058825329027086" calcext:value-type="float">
            <text:p>0.0005882532902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3" calcext:value-type="float">
            <text:p>0.703</text:p>
          </table:table-cell>
          <table:table-cell office:value-type="float" office:value="1.068" calcext:value-type="float">
            <text:p>1.068</text:p>
          </table:table-cell>
          <table:table-cell office:value-type="float" office:value="0.219" calcext:value-type="float">
            <text:p>0.219</text:p>
          </table:table-cell>
          <table:table-cell table:formula="of:=[.C8]+[.D8]" office:value-type="float" office:value="1.287" calcext:value-type="float">
            <text:p>1.28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905" calcext:value-type="float">
            <text:p>6.905</text:p>
          </table:table-cell>
          <table:table-cell office:value-type="float" office:value="10.547" calcext:value-type="float">
            <text:p>10.547</text:p>
          </table:table-cell>
          <table:table-cell office:value-type="float" office:value="2.191" calcext:value-type="float">
            <text:p>2.191</text:p>
          </table:table-cell>
          <table:table-cell table:formula="of:=[.C9]+[.D9]" office:value-type="float" office:value="12.738" calcext:value-type="float">
            <text:p>12.73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8.821" calcext:value-type="float">
            <text:p>68.821</text:p>
          </table:table-cell>
          <table:table-cell office:value-type="float" office:value="105.199" calcext:value-type="float">
            <text:p>105.199</text:p>
          </table:table-cell>
          <table:table-cell office:value-type="float" office:value="21.311" calcext:value-type="float">
            <text:p>21.311</text:p>
          </table:table-cell>
          <table:table-cell table:formula="of:=[.C10]+[.D10]" office:value-type="float" office:value="126.51" calcext:value-type="float">
            <text:p>126.51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8.222" calcext:value-type="float">
            <text:p>708.222</text:p>
          </table:table-cell>
          <table:table-cell office:value-type="float" office:value="1050.948" calcext:value-type="float">
            <text:p>1050.948</text:p>
          </table:table-cell>
          <table:table-cell office:value-type="float" office:value="212.168" calcext:value-type="float">
            <text:p>212.168</text:p>
          </table:table-cell>
          <table:table-cell table:formula="of:=[.C11]+[.D11]" office:value-type="float" office:value="1263.116" calcext:value-type="float">
            <text:p>1263.11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10.684" calcext:value-type="float">
            <text:p>710.684</text:p>
          </table:table-cell>
          <table:table-cell office:value-type="float" office:value="1050.96" calcext:value-type="float">
            <text:p>1050.96</text:p>
          </table:table-cell>
          <table:table-cell office:value-type="float" office:value="212.173" calcext:value-type="float">
            <text:p>212.173</text:p>
          </table:table-cell>
          <table:table-cell table:formula="of:=[.C17]+[.D17]" office:value-type="float" office:value="1263.133" calcext:value-type="float">
            <text:p>1263.1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8.486" calcext:value-type="float">
            <text:p>708.486</text:p>
          </table:table-cell>
          <table:table-cell office:value-type="float" office:value="1050.956" calcext:value-type="float">
            <text:p>1050.956</text:p>
          </table:table-cell>
          <table:table-cell office:value-type="float" office:value="212.18" calcext:value-type="float">
            <text:p>212.18</text:p>
          </table:table-cell>
          <table:table-cell table:formula="of:=[.C23]+[.D23]" office:value-type="float" office:value="1263.136" calcext:value-type="float">
            <text:p>1263.13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8.222" calcext:value-type="float">
            <text:p>708.222</text:p>
          </table:table-cell>
          <table:table-cell office:value-type="float" office:value="1050.948" calcext:value-type="float">
            <text:p>1050.948</text:p>
          </table:table-cell>
          <table:table-cell office:value-type="float" office:value="212.168" calcext:value-type="float">
            <text:p>212.168</text:p>
          </table:table-cell>
          <table:table-cell table:formula="of:=[.C29]+[.D29]" office:value-type="float" office:value="1263.116" calcext:value-type="float">
            <text:p>1263.11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8.222" calcext:value-type="float">
            <text:p>708.222</text:p>
          </table:table-cell>
          <table:table-cell office:value-type="float" office:value="1050.948" calcext:value-type="float">
            <text:p>1050.948</text:p>
          </table:table-cell>
          <table:table-cell office:value-type="float" office:value="212.168" calcext:value-type="float">
            <text:p>212.168</text:p>
          </table:table-cell>
          <table:table-cell table:formula="of:=[.C35]+[.D35]" office:value-type="float" office:value="1263.116" calcext:value-type="float">
            <text:p>1263.11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8.222" calcext:value-type="float">
            <text:p>708.222</text:p>
          </table:table-cell>
          <table:table-cell office:value-type="float" office:value="1050.948" calcext:value-type="float">
            <text:p>1050.948</text:p>
          </table:table-cell>
          <table:table-cell office:value-type="float" office:value="212.168" calcext:value-type="float">
            <text:p>212.168</text:p>
          </table:table-cell>
          <table:table-cell table:formula="of:=[.C41]+[.D41]" office:value-type="float" office:value="1263.116" calcext:value-type="float">
            <text:p>1263.11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8.222" calcext:value-type="float">
            <text:p>708.222</text:p>
          </table:table-cell>
          <table:table-cell office:value-type="float" office:value="1050.948" calcext:value-type="float">
            <text:p>1050.948</text:p>
          </table:table-cell>
          <table:table-cell office:value-type="float" office:value="212.168" calcext:value-type="float">
            <text:p>212.168</text:p>
          </table:table-cell>
          <table:table-cell table:formula="of:=[.C47]+[.D47]" office:value-type="float" office:value="1263.116" calcext:value-type="float">
            <text:p>1263.11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8.222" calcext:value-type="float">
            <text:p>708.222</text:p>
          </table:table-cell>
          <table:table-cell office:value-type="float" office:value="1050.948" calcext:value-type="float">
            <text:p>1050.948</text:p>
          </table:table-cell>
          <table:table-cell office:value-type="float" office:value="212.168" calcext:value-type="float">
            <text:p>212.168</text:p>
          </table:table-cell>
          <table:table-cell table:formula="of:=[.C53]+[.D53]" office:value-type="float" office:value="1263.116" calcext:value-type="float">
            <text:p>1263.11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8.222" calcext:value-type="float">
            <text:p>708.222</text:p>
          </table:table-cell>
          <table:table-cell office:value-type="float" office:value="1050.948" calcext:value-type="float">
            <text:p>1050.948</text:p>
          </table:table-cell>
          <table:table-cell office:value-type="float" office:value="212.168" calcext:value-type="float">
            <text:p>212.168</text:p>
          </table:table-cell>
          <table:table-cell table:formula="of:=[.C59]+[.D59]" office:value-type="float" office:value="1263.116" calcext:value-type="float">
            <text:p>1263.11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8.222" calcext:value-type="float">
            <text:p>708.222</text:p>
          </table:table-cell>
          <table:table-cell office:value-type="float" office:value="1050.948" calcext:value-type="float">
            <text:p>1050.948</text:p>
          </table:table-cell>
          <table:table-cell office:value-type="float" office:value="212.168" calcext:value-type="float">
            <text:p>212.168</text:p>
          </table:table-cell>
          <table:table-cell table:formula="of:=[.C65]+[.D65]" office:value-type="float" office:value="1263.116" calcext:value-type="float">
            <text:p>1263.1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0:42:20.875061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5:43:44.990752850</meta:creation-date>
    <dc:date>2018-05-03T17:14:08.454893095</dc:date>
    <meta:editing-duration>PT16H29M6S</meta:editing-duration>
    <meta:editing-cycles>21</meta:editing-cycles>
    <meta:generator>LibreOffice/5.4.6.2$Linux_X86_64 LibreOffice_project/40$Build-2</meta:generator>
    <meta:document-statistic meta:table-count="3" meta:cell-count="6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24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01cm" svg:height="19.801cm" xlink:href=".." xlink:type="simple" chart:class="chart:scatter" chart:style-name="ch1">
        <chart:plot-area chart:style-name="ch2" table:cell-range-address="sendTokensFast.A2:sendTokensFast.A5 sendTokensFast.E2:sendTokensFast.E5" chart:data-source-has-labels="both" svg:x="2.889cm" svg:y="0.549cm" svg:width="25.85cm" svg:height="16.601cm">
          <chartooo:coordinate-region svg:x="3.881cm" svg:y="0.749cm" svg:width="24.393cm" svg:height="15.754cm"/>
          <chart:axis chart:dimension="x" chart:name="primary-x" chart:style-name="ch3" chartooo:axis-type="auto">
            <chart:title svg:x="11.098cm" svg:y="17.547cm" chart:style-name="ch4">
              <text:p>Number of Transactions</text:p>
            </chart:title>
            <chart:categories table:cell-range-address="sendTokensFast.A2:sendTokensFast.A5"/>
            <chart:grid chart:style-name="ch5" chart:class="major"/>
          </chart:axis>
          <chart:axis chart:dimension="y" chart:name="primary-y" chart:style-name="ch3">
            <chart:title svg:x="0.828cm" svg:y="14.161cm" chart:style-name="ch6">
              <text:p>Execution Time in Seconds</text:p>
            </chart:title>
            <chart:grid chart:style-name="ch5" chart:class="major"/>
          </chart:axis>
          <chart:series chart:style-name="ch7" chart:values-cell-range-address="sendTokensFast.E2:sendTokensFast.E5" loext:label-string="sendtokensfast" chart:class="chart:scatter">
            <chart:domain table:cell-range-address="sendTokensFast.A2:sendTokensFast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dtokensfas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endTokensFast.A2:sendTokensFast.A5</svg:desc>
                </draw:g>
              </table:table-cell>
              <table:table-cell office:value-type="float" office:value="10">
                <text:p>10</text:p>
                <draw:g>
                  <svg:desc>sendTokensFast.A2:sendTokensFast.A5</svg:desc>
                </draw:g>
              </table:table-cell>
              <table:table-cell office:value-type="float" office:value="0.1287">
                <text:p>0.1287</text:p>
                <draw:g>
                  <svg:desc>sendTokensFast.E2:sendTokensFast.E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2738">
                <text:p>1.27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2.651">
                <text:p>12.65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263.1197">
                <text:p>1263.1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24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01cm" svg:height="19.821cm" xlink:href=".." xlink:type="simple" chart:class="chart:scatter" chart:style-name="ch1">
        <chart:plot-area chart:style-name="ch2" table:cell-range-address="createDataAds.A2:createDataAds.A5 createDataAds.E2:createDataAds.E5" chart:data-source-has-labels="both" svg:x="2.891cm" svg:y="0.553cm" svg:width="26.753cm" svg:height="17.195cm">
          <chartooo:coordinate-region svg:x="3.883cm" svg:y="0.753cm" svg:width="25.296cm" svg:height="16.348cm"/>
          <chart:axis chart:dimension="x" chart:name="primary-x" chart:style-name="ch3" chartooo:axis-type="auto">
            <chart:title svg:x="11.551cm" svg:y="18.145cm" chart:style-name="ch4">
              <text:p>Number of Transactions</text:p>
            </chart:title>
            <chart:categories table:cell-range-address="createDataAds.A2:createDataAds.A5"/>
            <chart:grid chart:style-name="ch5" chart:class="major"/>
          </chart:axis>
          <chart:axis chart:dimension="y" chart:name="primary-y" chart:style-name="ch3">
            <chart:title svg:x="0.83cm" svg:y="14.462cm" chart:style-name="ch6">
              <text:p>Execution Time in Seconds</text:p>
            </chart:title>
            <chart:grid chart:style-name="ch5" chart:class="major"/>
          </chart:axis>
          <chart:series chart:style-name="ch7" chart:values-cell-range-address="createDataAds.E2:createDataAds.E5" loext:label-string="createdataads" chart:class="chart:scatter">
            <chart:domain table:cell-range-address="createDataAds.A2:createDataAds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reatedataads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reateDataAds.A2:createDataAds.A5</svg:desc>
                </draw:g>
              </table:table-cell>
              <table:table-cell office:value-type="float" office:value="10">
                <text:p>10</text:p>
                <draw:g>
                  <svg:desc>createDataAds.A2:createDataAds.A5</svg:desc>
                </draw:g>
              </table:table-cell>
              <table:table-cell office:value-type="float" office:value="1.2551">
                <text:p>1.2551</text:p>
                <draw:g>
                  <svg:desc>createDataAds.E2:createDataAds.E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2646">
                <text:p>1.26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2.652">
                <text:p>12.6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262.746">
                <text:p>1262.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24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01cm" svg:height="19.821cm" xlink:href=".." xlink:type="simple" chart:class="chart:scatter" chart:style-name="ch1">
        <chart:plot-area chart:style-name="ch2" table:cell-range-address="createData.A2:createData.A5 createData.E2:createData.E5" chart:data-source-has-labels="both" svg:x="2.891cm" svg:y="0.553cm" svg:width="26.753cm" svg:height="17.195cm">
          <chartooo:coordinate-region svg:x="3.883cm" svg:y="0.753cm" svg:width="25.296cm" svg:height="16.348cm"/>
          <chart:axis chart:dimension="x" chart:name="primary-x" chart:style-name="ch3" chartooo:axis-type="auto">
            <chart:title svg:x="11.551cm" svg:y="18.145cm" chart:style-name="ch4">
              <text:p>Number of Transactions</text:p>
            </chart:title>
            <chart:categories table:cell-range-address="createData.A2:createData.A5"/>
            <chart:grid chart:style-name="ch5" chart:class="major"/>
          </chart:axis>
          <chart:axis chart:dimension="y" chart:name="primary-y" chart:style-name="ch3">
            <chart:title svg:x="0.83cm" svg:y="14.462cm" chart:style-name="ch6">
              <text:p>Execution Time in Seconds</text:p>
            </chart:title>
            <chart:grid chart:style-name="ch5" chart:class="major"/>
          </chart:axis>
          <chart:series chart:style-name="ch7" chart:values-cell-range-address="createData.E2:createData.E5" loext:label-string="createdata" chart:class="chart:scatter">
            <chart:domain table:cell-range-address="createData.A2:createData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reatedata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reateData.A2:createData.A5</svg:desc>
                </draw:g>
              </table:table-cell>
              <table:table-cell office:value-type="float" office:value="10">
                <text:p>10</text:p>
                <draw:g>
                  <svg:desc>createData.A2:createData.A5</svg:desc>
                </draw:g>
              </table:table-cell>
              <table:table-cell office:value-type="float" office:value="1.2693">
                <text:p>1.2693</text:p>
                <draw:g>
                  <svg:desc>createData.E2:createData.E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.8522">
                <text:p>11.85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17.6413">
                <text:p>117.64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170.9765">
                <text:p>1170.97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